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ReportEngin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ReportEngine.configure( HashTree testPl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ReportEngine.ex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ReportEngine.stop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ReportEngine.StandardRepor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ReportEngine.run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ReportEngin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